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.712cm"/>
    </style:style>
    <style:style style:name="gr2" style:family="graphic" style:parent-style-name="standard">
      <style:graphic-properties draw:textarea-horizontal-align="justify" draw:textarea-vertical-align="middle" draw:auto-grow-height="false" fo:min-height="0.014cm" fo:min-width="0cm"/>
    </style:style>
    <style:style style:name="gr3" style:family="graphic" style:parent-style-name="standard">
      <style:graphic-properties draw:fill="solid" draw:fill-color="#aecf00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 fo:min-height="0.05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6pt" style:font-size-asian="6pt" style:font-size-complex="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path draw:style-name="gr1" draw:text-style-name="P1" draw:layer="layout" svg:width="1.668cm" svg:height="0.519cm" svg:x="6.756cm" svg:y="0.933cm" svg:viewBox="0 0 1669 520" svg:d="M0 90c0-30 0-59 0-89 280-17 642 399 905 406 375 59 580-192 661-353 22 14 103-15 103 15-212 495-635 471-772 434-388-45-612-404-897-413z">
          <text:p/>
        </draw:path>
        <draw:path draw:style-name="gr1" draw:text-style-name="P1" draw:layer="layout" svg:width="1.073cm" svg:height="0.229cm" svg:x="6.735cm" svg:y="0.896cm" svg:viewBox="0 0 1074 230" svg:d="M0 89c0-30 0-59 0-89 404 0 654 120 1058 120 22 14 15 80 15 110-404 0-669-141-1073-141z">
          <text:p/>
        </draw:path>
        <draw:path draw:style-name="gr1" draw:text-style-name="P1" draw:layer="layout" svg:width="1.668cm" svg:height="0.511cm" draw:transform="rotate (-3.14159265358979) translate (8.402cm 0.885526712521541cm)" svg:viewBox="0 0 1669 512" svg:d="M1669 90c0-30 0-59 0-89-280-17-601 383-905 406-421-7-580-192-661-353-22 14-103-15-103 15 193 411 635 471 772 434 481-77 612-404 897-413z">
          <text:p/>
        </draw:path>
        <draw:path draw:style-name="gr1" draw:text-style-name="P1" draw:layer="layout" svg:width="1.073cm" svg:height="0.229cm" draw:transform="rotate (-3.14159265358979) translate (7.80905864197531cm 0.925999999999999cm)" svg:viewBox="0 0 1074 230" svg:d="M1074 89c0-30 0-59 0-89-404 0-654 120-1058 120-22 14-15 80-15 110 404 0 669-141 1073-141z">
          <text:p/>
        </draw:path>
        <draw:custom-shape draw:style-name="gr2" draw:text-style-name="P1" draw:layer="layout" svg:width="0.362cm" svg:height="0.264cm" svg:x="6.4cm" svg:y="0.766cm">
          <text:p/>
          <draw:enhanced-geometry svg:viewBox="0 0 21600 21600" draw:type="rectangle" draw:enhanced-path="M 0 0 L 21600 0 21600 21600 0 21600 0 0 Z N"/>
        </draw:custom-shape>
        <draw:rect draw:style-name="gr3" draw:text-style-name="P3" draw:layer="layout" svg:width="2.134cm" svg:height="1.016cm" svg:x="4.345cm" svg:y="0.408cm">
          <text:p text:style-name="P2"><text:span text:style-name="T1">QSFP+0</text:span></text:p>
        </draw:rect>
        <draw:rect draw:style-name="gr3" draw:text-style-name="P4" draw:layer="layout" svg:width="2.134cm" svg:height="1.016cm" svg:x="4.35cm" svg:y="1.782cm">
          <text:p text:style-name="P1"><text:span text:style-name="T1">QSFP+1</text:span></text:p>
        </draw:rect>
        <draw:rect draw:style-name="gr4" draw:text-style-name="P4" draw:layer="layout" svg:width="4.282cm" svg:height="2.706cm" svg:x="0.063cm" svg:y="0.273cm">
          <text:p text:style-name="P1"><text:span text:style-name="T1">Combo card</text:span></text:p>
          <text:p text:style-name="P1"><text:span text:style-name="T1">with two</text:span></text:p>
          <text:p text:style-name="P1"><text:span text:style-name="T1">physical interfaces</text:span></text:p>
        </draw:rect>
        <draw:custom-shape draw:style-name="gr5" draw:text-style-name="P1" draw:layer="layout" svg:width="0.214cm" svg:height="0.309cm" svg:x="8.231cm" svg:y="0.78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739cm" svg:height="0.489cm" svg:x="7.283cm" svg:y="0.055cm">
          <draw:text-box>
            <text:p><text:span text:style-name="T2">#0</text:span></text:p>
          </draw:text-box>
        </draw:frame>
        <draw:frame draw:style-name="gr6" draw:text-style-name="P5" draw:layer="layout" svg:width="0.739cm" svg:height="0.489cm" svg:x="7.289cm" svg:y="0.369cm">
          <draw:text-box>
            <text:p><text:span text:style-name="T2">#1</text:span></text:p>
          </draw:text-box>
        </draw:frame>
        <draw:frame draw:style-name="gr6" draw:text-style-name="P5" draw:layer="layout" svg:width="0.739cm" svg:height="0.489cm" svg:x="7.289cm" svg:y="0.676cm">
          <draw:text-box>
            <text:p><text:span text:style-name="T2">#2</text:span></text:p>
          </draw:text-box>
        </draw:frame>
        <draw:frame draw:style-name="gr6" draw:text-style-name="P5" draw:layer="layout" svg:width="0.739cm" svg:height="0.489cm" svg:x="7.29cm" svg:y="0.993cm">
          <draw:text-box>
            <text:p><text:span text:style-name="T2">#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mas Sulc</meta:initial-creator>
    <meta:creation-date>2015-01-07T12:44:52</meta:creation-date>
    <dc:date>2015-05-04T14:31:05.964182755</dc:date>
    <meta:editing-duration>PT35M57S</meta:editing-duration>
    <meta:editing-cycles>13</meta:editing-cycles>
    <meta:generator>LibreOffice/4.3.7.2$Linux_X86_64 LibreOffice_project/430$Build-2</meta:generator>
    <meta:document-statistic meta:object-count="13"/>
  </office:meta>
</office:document-meta>
</file>